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b4afd" officeooo:paragraph-rsid="001b4afd" style:font-size-asian="11.3500003814697pt" style:font-size-complex="13pt"/>
    </style:style>
    <style:style style:name="P2" style:family="paragraph" style:parent-style-name="Standard">
      <style:text-properties fo:font-size="13pt" officeooo:rsid="001dcfe3" officeooo:paragraph-rsid="001dcfe3" style:font-size-asian="11.3500003814697pt" style:font-size-complex="13pt"/>
    </style:style>
    <style:style style:name="P3" style:family="paragraph" style:parent-style-name="Standard">
      <style:text-properties fo:font-size="13pt" officeooo:rsid="001e3e06" officeooo:paragraph-rsid="001e3e06" style:font-size-asian="11.3500003814697pt" style:font-size-complex="13pt"/>
    </style:style>
    <style:style style:name="P4" style:family="paragraph" style:parent-style-name="Standard">
      <style:text-properties fo:font-size="13pt" officeooo:rsid="001e9be8" officeooo:paragraph-rsid="001e9be8" style:font-size-asian="11.3500003814697pt" style:font-size-complex="13pt"/>
    </style:style>
    <style:style style:name="P5" style:family="paragraph" style:parent-style-name="Standard">
      <style:text-properties fo:font-size="13pt" officeooo:rsid="00201824" officeooo:paragraph-rsid="00201824" style:font-size-asian="11.3500003814697pt" style:font-size-complex="13pt"/>
    </style:style>
    <style:style style:name="P6" style:family="paragraph" style:parent-style-name="Standard">
      <style:text-properties fo:font-size="13pt" officeooo:rsid="00217c3b" officeooo:paragraph-rsid="00217c3b" style:font-size-asian="11.3500003814697pt" style:font-size-complex="13pt"/>
    </style:style>
    <style:style style:name="P7" style:family="paragraph" style:parent-style-name="Standard">
      <style:text-properties fo:font-size="13pt" officeooo:rsid="00249515" officeooo:paragraph-rsid="002570a5" style:font-size-asian="11.3500003814697pt" style:font-size-complex="13pt"/>
    </style:style>
    <style:style style:name="P8" style:family="paragraph" style:parent-style-name="Standard">
      <style:text-properties fo:font-size="13pt" officeooo:rsid="0026e6ae" officeooo:paragraph-rsid="0026e6ae" style:font-size-asian="11.3500003814697pt" style:font-size-complex="13pt"/>
    </style:style>
    <style:style style:name="P9" style:family="paragraph" style:parent-style-name="Standard">
      <style:text-properties fo:font-size="13pt" officeooo:rsid="00283fea" officeooo:paragraph-rsid="00283fea" style:font-size-asian="11.3500003814697pt" style:font-size-complex="13pt"/>
    </style:style>
    <style:style style:name="P10" style:family="paragraph" style:parent-style-name="Standard">
      <style:text-properties fo:font-size="13pt" officeooo:rsid="002a04fa" officeooo:paragraph-rsid="002a04fa" style:font-size-asian="11.3500003814697pt" style:font-size-complex="13pt"/>
    </style:style>
    <style:style style:name="P11" style:family="paragraph" style:parent-style-name="Standard">
      <style:text-properties fo:font-size="13pt" officeooo:rsid="002a68b4" officeooo:paragraph-rsid="002a68b4" style:font-size-asian="11.3500003814697pt" style:font-size-complex="13pt"/>
    </style:style>
    <style:style style:name="P12" style:family="paragraph" style:parent-style-name="Standard">
      <style:text-properties fo:font-size="13pt" officeooo:rsid="002b09b9" officeooo:paragraph-rsid="002b09b9" style:font-size-asian="11.3500003814697pt" style:font-size-complex="13pt"/>
    </style:style>
    <style:style style:name="P13" style:family="paragraph" style:parent-style-name="Standard">
      <style:text-properties fo:font-size="13pt" officeooo:rsid="002b5ace" officeooo:paragraph-rsid="002b5ace" style:font-size-asian="11.3500003814697pt" style:font-size-complex="13pt"/>
    </style:style>
    <style:style style:name="P14" style:family="paragraph" style:parent-style-name="Standard">
      <style:text-properties officeooo:paragraph-rsid="002b5ace"/>
    </style:style>
    <style:style style:name="P15" style:family="paragraph" style:parent-style-name="Standard">
      <style:text-properties officeooo:rsid="002ca4c8" officeooo:paragraph-rsid="002ca4c8"/>
    </style:style>
    <style:style style:name="P16" style:family="paragraph" style:parent-style-name="Standard">
      <style:text-properties officeooo:rsid="002cc530" officeooo:paragraph-rsid="002cc530"/>
    </style:style>
    <style:style style:name="P17" style:family="paragraph" style:parent-style-name="Standard">
      <style:text-properties officeooo:rsid="002e42d8" officeooo:paragraph-rsid="002e42d8"/>
    </style:style>
    <style:style style:name="P18" style:family="paragraph" style:parent-style-name="Standard">
      <style:text-properties officeooo:rsid="002f1e6d" officeooo:paragraph-rsid="002f1e6d"/>
    </style:style>
    <style:style style:name="P19" style:family="paragraph" style:parent-style-name="Standard">
      <style:text-properties officeooo:rsid="0030ef90" officeooo:paragraph-rsid="0030ef90"/>
    </style:style>
    <style:style style:name="P20" style:family="paragraph" style:parent-style-name="Standard">
      <style:text-properties style:text-line-through-style="none" style:text-line-through-type="none" fo:font-size="13pt" officeooo:rsid="002a68b4" officeooo:paragraph-rsid="002a68b4" style:font-size-asian="11.3500003814697pt" style:font-size-complex="13pt"/>
    </style:style>
    <style:style style:name="P21" style:family="paragraph" style:parent-style-name="Standard">
      <style:text-properties fo:font-size="13pt" officeooo:rsid="0030ef90" officeooo:paragraph-rsid="0030ef90" style:font-size-asian="11.3500003814697pt" style:font-size-complex="13pt"/>
    </style:style>
    <style:style style:name="T1" style:family="text">
      <style:text-properties officeooo:rsid="001d1fad"/>
    </style:style>
    <style:style style:name="T2" style:family="text">
      <style:text-properties officeooo:rsid="001e3e06"/>
    </style:style>
    <style:style style:name="T3" style:family="text">
      <style:text-properties officeooo:rsid="00217c3b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2b09b9"/>
    </style:style>
    <style:style style:name="T6" style:family="text">
      <style:text-properties style:text-line-through-style="none" style:text-line-through-type="none" fo:font-weight="bold" style:font-weight-asian="bold" style:font-weight-complex="bold"/>
    </style:style>
    <style:style style:name="T7" style:family="text">
      <style:text-properties officeooo:rsid="002570a5"/>
    </style:style>
    <style:style style:name="T8" style:family="text">
      <style:text-properties officeooo:rsid="0026e6ae"/>
    </style:style>
    <style:style style:name="T9" style:family="text">
      <style:text-properties officeooo:rsid="0027c658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3pt" style:font-size-asian="11.3500003814697pt" style:font-size-complex="13pt"/>
    </style:style>
    <style:style style:name="T13" style:family="text">
      <style:text-properties fo:font-size="13pt" officeooo:rsid="002b5ace" style:font-size-asian="11.3500003814697pt" style:font-size-complex="13pt"/>
    </style:style>
    <style:style style:name="T14" style:family="text">
      <style:text-properties fo:font-size="13pt" officeooo:rsid="002f1e6d" style:font-size-asian="11.3500003814697pt" style:font-size-complex="13pt"/>
    </style:style>
    <style:style style:name="T15" style:family="text">
      <style:text-properties fo:font-size="13pt" officeooo:rsid="0030ef90" style:font-size-asian="11.3500003814697pt" style:font-size-complex="13pt"/>
    </style:style>
    <style:style style:name="T16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17" style:family="text">
      <style:text-properties fo:font-size="13pt" fo:font-weight="bold" officeooo:rsid="002b5ace" style:font-size-asian="11.3500003814697pt" style:font-weight-asian="bold" style:font-size-complex="13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7c658" style:font-weight-asian="bold" style:font-weight-complex="bold"/>
    </style:style>
    <style:style style:name="T20" style:family="text">
      <style:text-properties fo:font-weight="bold" officeooo:rsid="001d1fa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12pt" officeooo:rsid="0027c658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">type cal</text:span> (muestra info, -a info+ruta)</text:p>
      <text:p text:style-name="P1"><text:span text:style-name="T18">* </text:span>(0 o mas) <text:span text:style-name="T18">?</text:span> (1 char) <text:span text:style-name="T18">[gu]</text:span> (o ‘g’ o ‘u’)<text:span text:style-name="T18"> ! </text:span>(negacion) <text:span text:style-name="T18">“ ”</text:span> (muestra caracteres)</text:p>
      <text:p text:style-name="P1"><text:span text:style-name="T18">; </text:span><text:span text:style-name="T1">(ej. varios comandos) </text:span><text:span text:style-name="T20">&amp;&amp;</text:span><text:span text:style-name="T1"> (si funciona el anterior) </text:span><text:span text:style-name="T20">|| </text:span><text:span text:style-name="T1">(si no funciona el anterior)</text:span></text:p>
      <text:p text:style-name="P2"><text:span text:style-name="T18">gzip hola </text:span>(comprimir, -l para ver la info, -d descomprime)</text:p>
      <text:p text:style-name="P2"><text:span text:style-name="T18">tar -czf hola.tar hola*</text:span> (-c crea, -f para decir nombre, -z comprime, -<text:span text:style-name="T2">j descomprime bzip2)</text:span></text:p>
      <text:p text:style-name="P3"><text:span text:style-name="T18">tar -xjvf hola.tbz hola</text:span> (-x extrae, -v 1 archivo elegido)</text:p>
      <text:p text:style-name="P3"><text:span text:style-name="T18">zip hola.zip h*</text:span> ( empaqueta y comprime, unzip -l para listar)</text:p>
      <text:p text:style-name="P4"><text:span text:style-name="T18">ls -l /etc | nl <text:s/>| tail -3</text:span> (nl numera las líneas, tail muestra las 3 últimas, <text:span text:style-name="T8">tail -f seguimiento</text:span>)</text:p>
      <text:p text:style-name="P5"><text:span text:style-name="T18">echo “hola” &gt;&gt; sample.txt</text:span> (anexa más contenido, &gt; sobreescribe)</text:p>
      <text:p text:style-name="P5"><text:span text:style-name="T18">ls /fake /etc &gt;sample.txt 2&gt; error.txt</text:span> (envía a distintos txt, <text:span text:style-name="T3">&amp;&gt; envia las salidas a un txt</text:span>)</text:p>
      <text:p text:style-name="P6"><text:span text:style-name="T18">tr ‘a-z ‘A-Z’ &lt; sample.txt</text:span> (tr cambia de minus a mayus lo del txt , -d elimina)</text:p>
      <text:p text:style-name="P7"><text:span text:style-name="T18">find /etc -name hosts </text:span>(-<text:span text:style-name="T7">name</text:span> por nombre, -<text:span text:style-name="T7">iname no sensible a mayus,</text:span> -size por tamaño c,k,M,G, +, - , -ls para más info, -<text:span text:style-name="T7">maxdepth 1 profundidad max, -mmin 5 modificado en los 5 ult min, -type f por tipo archivo, - user bob , -group bob</text:span>)</text:p>
      <text:p text:style-name="P8"><text:span text:style-name="T18">sort -</text:span><text:span text:style-name="T19">t: -k2 -k3n sample.txt</text:span><text:span text:style-name="T9"> </text:span><text:span text:style-name="T22">(ordena, -t dice el delimitador, por campo 2 y luego 3 numérico)</text:span></text:p>
      <text:p text:style-name="P9"><text:span text:style-name="T18">wc sample1 sample2 </text:span>(nºlineas -l ,nºpalabras -w ,nºchars -c ,total)</text:p>
      <text:p text:style-name="P10"><text:span text:style-name="T18">cut</text:span><text:span text:style-name="T6"> -d: f1,5-7 sample</text:span><text:span text:style-name="T4"> ( -d para delimitador, -f para elegir campos)</text:span></text:p>
      <text:p text:style-name="P10"><text:span text:style-name="T6">ls -l | cut -c 1- 11,50- <text:s/></text:span><text:span text:style-name="T4">(-c por posición del carácter) </text:span></text:p>
      <text:p text:style-name="P10"><text:span text:style-name="T6">grep bash /etc/passwd</text:span><text:span text:style-name="T4"> (búsqueda por palabra, -c cuántos coinciden, -n nºlíneas originales)</text:span></text:p>
      <text:p text:style-name="P20">ER: ( . cualquier char, [ ] lista o rango, con ^ se niega, * 0 o más, $ termina por, )</text:p>
      <text:p text:style-name="P11"><text:span text:style-name="T6">grep “hola\*” <text:s/></text:span><text:span text:style-name="T4">( \ para buscar el carácter)</text:span></text:p>
      <text:p text:style-name="P11"><text:span text:style-name="T4">RE: ( ? 0 o más, + 1 o más, | OR </text:span><text:span text:style-name="T5">)</text:span></text:p>
      <text:p text:style-name="P12"><text:span text:style-name="T18">head /etc/passwd </text:span>→ <text:s/>root: x : 0 : 0 : root : /root: /bin/bash</text:p>
      <text:p text:style-name="P12"><text:tab/><text:tab/> <text:s text:c="5"/><text:span text:style-name="T10">nombre - pass – usrID - grID - info/nombre - dirHomeUsr - shell</text:span></text:p>
      <text:p text:style-name="P12"><text:span text:style-name="T18">head /etc/shadow</text:span> → root: * : 16464: 0 :99999: 7 : : :</text:p>
      <text:p text:style-name="P12"><text:tab/><text:span text:style-name="T11">nombre - pass - días desde 1970 hasta ult. cambio de la pass - min. días para volver a cambiar pass – <text:tab/>días para cambiar la pass obligat. - warn días - prórroga - expiración – reservado</text:span></text:p>
      <text:p text:style-name="P13"><text:span text:style-name="T18">grep sysadmin /etc/passwd </text:span><text:span text:style-name="T21">o</text:span><text:span text:style-name="T18"> getent passwd sysadmin</text:span> (info passwd de un user)</text:p>
      <text:p text:style-name="P13"><text:span text:style-name="T18">id</text:span> (info de identidad actual, nombre, id y grupos, -g id grupo primario, -G secundarios)</text:p>
      <text:p text:style-name="P13"><text:span text:style-name="T18">grep mail /etc/group <text:s text:c="2"/></text:span><text:span text:style-name="T21">o</text:span><text:span text:style-name="T18"> <text:s/>getent group mail</text:span> (info del grupo, nombre, pass, GID, miembros)</text:p>
      <text:p text:style-name="P13"><text:span text:style-name="T18">chgrp games example</text:span> (cambia el grupo de example a games, -R recursivo)</text:p>
      <text:p text:style-name="P14"><text:span text:style-name="T17">chown bob example</text:span><text:span text:style-name="T13">(</text:span><text:span text:style-name="T15">pone a</text:span><text:span text:style-name="T13"> bob </text:span><text:span text:style-name="T15">de propietario</text:span><text:span text:style-name="T13">)</text:span></text:p>
      <text:p text:style-name="P15"><text:span text:style-name="T17">w</text:span><text:span text:style-name="T16">ho</text:span><text:span text:style-name="T12"> (lista usr conectados, desde dónde, desde cuándo, -b ult. vez arrancado)</text:span></text:p>
      <text:p text:style-name="P15"><text:span text:style-name="T16">w</text:span><text:span text:style-name="T12"> <text:s/>( más detalles que who, y estado del sistema)</text:span></text:p>
      <text:p text:style-name="P16"><text:span text:style-name="T16">groupadd -g 506 research</text:span><text:span text:style-name="T12"> (crea nuevo grupo, -g indicar ID, -r si ID&lt;500, </text:span><text:span text:style-name="T15">newgrp selecciona uno y lo usa como principal</text:span><text:span text:style-name="T12">)</text:span></text:p>
      <text:p text:style-name="P16"><text:span text:style-name="T16">groupmod -n clerks sales</text:span><text:span text:style-name="T12"> ( cambia el nombre del grp sales a clerks, -g para cambiar GID)</text:span></text:p>
      <text:p text:style-name="P16"><text:span text:style-name="T16">find / -nogroup</text:span><text:span text:style-name="T12"> (encuentra archivos huérfanos)</text:span></text:p>
      <text:p text:style-name="P17"><text:span text:style-name="T16">groupdel clerks</text:span><text:span text:style-name="T12"> (borrar grupo dejando huérfanos)</text:span></text:p>
      <text:p text:style-name="P17"><text:span text:style-name="T16">useradd -D</text:span><text:span text:style-name="T12"> (visualiza valores defecto)</text:span></text:p>
      <text:p text:style-name="P17"><text:span text:style-name="T16">useradd -u 1000 -g users -G wheels,research -c ‘Jane Doe’ jane</text:span><text:span text:style-name="T12"> </text:span><text:span text:style-name="T14">(-c comentario) </text:span></text:p>
      <text:p text:style-name="P18"><text:span text:style-name="T16">passwd</text:span><text:span text:style-name="T12"> (cambiar pass) </text:span></text:p>
      <text:p text:style-name="P18"><text:span text:style-name="T16">usermod -aG development jane</text:span><text:span text:style-name="T12"> (modificar user, añadirla a un grupo secundario) </text:span></text:p>
      <text:p text:style-name="P18"><text:span text:style-name="T16">userdel jane</text:span><text:span text:style-name="T12"> (borrar user, -r para su directorio también)</text:span></text:p>
      <text:p text:style-name="P18"><text:span text:style-name="T16">stat file</text:span><text:span text:style-name="T12"> (muestra info y grupos)</text:span></text:p>
      <text:p text:style-name="P19"><text:span text:style-name="T16">chmod 754 sample </text:span><text:span text:style-name="T12">(cambia los permisos, 1→ execute, 2 → write , 4→ read )</text:span></text:p>
      <text:p text:style-name="P19"><text:span text:style-name="T16">chmod ug+r, o-w sample</text:span><text:span text:style-name="T12"> (u→ usuario, g→ grupo, o→ otros, a→ a todos, + , - , <text:s/>r w x)</text:span></text:p>
      <text:p text:style-name="P19"><text:span text:style-name="T16">umask 0 002</text:span><text:span text:style-name="T12"> (permisos predeterminados, file default→ 667, directory → 777 )</text:span></text:p>
      <text:p text:style-name="P21"><text:soft-page-break/><text:s/></text:p>
      <text:p text:style-name="P21"/>
      <text:p text:style-name="P21"/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0T10:23:29.469000000</meta:creation-date>
    <meta:generator>LibreOffice/6.4.1.2$Windows_X86_64 LibreOffice_project/4d224e95b98b138af42a64d84056446d09082932</meta:generator>
    <dc:date>2020-03-10T23:21:07.783000000</dc:date>
    <meta:editing-duration>PT1H21M34S</meta:editing-duration>
    <meta:editing-cycles>9</meta:editing-cycles>
    <meta:document-statistic meta:table-count="0" meta:image-count="0" meta:object-count="0" meta:page-count="2" meta:paragraph-count="45" meta:word-count="600" meta:character-count="3272" meta:non-whitespace-character-count="2689"/>
  </office:meta>
</office:document-meta>
</file>